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condicion</text:p>
          </table:table-cell>
          <table:table-cell table:style-name="ce3" office:value-type="string" calcext:value-type="string">
            <text:p>fecha_nacimient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peso</text:p>
          </table:table-cell>
          <table:table-cell table:style-name="ce3" office:value-type="string" calcext:value-type="string">
            <text:p>talla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nro_casa</text:p>
          </table:table-cell>
          <table:table-cell table:style-name="ce3" office:value-type="string" calcext:value-type="string">
            <text:p>nro_legajo</text:p>
          </table:table-cell>
          <table:table-cell office:value-type="string" calcext:value-type="string">
            <text:p>nro_historiaClinica</text:p>
          </table:table-cell>
        </table:table-row>
        <table:table-row table:style-name="ro1">
          <table:table-cell table:style-name="Default" table:number-columns-spanned="10" table:number-rows-spanned="2"/>
          <table:covered-table-cell table:style-name="Default"/>
          <table:covered-table-cell table:number-columns-repeated="8"/>
          <table:table-cell office:value-type="string" calcext:value-type="string" table:number-columns-spanned="4" table:number-rows-spanned="1">
            <text:p>nro_casa CF que referencia a Casa</text:p>
          </table:table-cell>
          <table:covered-table-cell table:number-columns-repeated="3"/>
          <table:table-cell/>
        </table:table-row>
        <table:table-row table:style-name="ro1">
          <table:covered-table-cell table:number-columns-repeated="2" table:style-name="Default"/>
          <table:covered-table-cell table:number-columns-repeated="8"/>
          <table:table-cell office:value-type="string" calcext:value-type="string" table:number-columns-spanned="4" table:number-rows-spanned="1">
            <text:p>nro_legajo CF que referencia a Legajo</text:p>
          </table:table-cell>
          <table:covered-table-cell table:number-columns-repeated="3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office:value-type="string" calcext:value-type="string" table:number-columns-spanned="4" table:number-rows-spanned="1">
            <text:p>nro_historiaClinica CF que referencia a H_Clinica</text:p>
          </table:table-cell>
          <table:covered-table-cell table:number-columns-repeated="3"/>
          <table:table-cell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number-columns-spanned="9" table:number-rows-spanned="1"/>
          <table:covered-table-cell table:number-columns-repeated="8"/>
          <table:table-cell table:number-columns-spanned="1" table:number-rows-spanned="37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telefono_fijo</text:p>
          </table:table-cell>
          <table:table-cell table:number-columns-spanned="7" table:number-rows-spanned="1"/>
          <table:covered-table-cell table:number-columns-repeated="7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MtelPersonal</text:p>
          </table:table-cell>
          <table:table-cell office:value-type="string" calcext:value-type="string">
            <text:p>nro_documento</text:p>
          </table:table-cell>
          <table:table-cell table:style-name="ce2" office:value-type="string" calcext:value-type="string">
            <text:p>celular</text:p>
          </table:table-cell>
          <table:table-cell table:number-columns-spanned="11" table:number-rows-spanned="2"/>
          <table:covered-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 table:number-columns-spanned="2" table:number-rows-spanned="1">
            <text:p>nro_documento CF que referencia a Personal</text:p>
          </table:table-cell>
          <table:covered-table-cell table:number-columns-repeated="13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nro_visita</text:p>
          </table:table-cell>
          <table:table-cell table:style-name="ce4" office:value-type="string" calcext:value-type="string">
            <text:p>nro_doc_visitante</text:p>
          </table:table-cell>
          <table:table-cell table:style-name="ce4" office:value-type="string" calcext:value-type="string">
            <text:p>nro_doc_menor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ora_llegada</text:p>
          </table:table-cell>
          <table:table-cell table:style-name="ce3" office:value-type="string" calcext:value-type="string">
            <text:p>hora_salida</text:p>
          </table:table-cell>
          <table:table-cell table:number-columns-spanned="7" table:number-rows-spanned="3"/>
          <table:covered-table-cell table:number-columns-repeated="7"/>
        </table:table-row>
        <table:table-row table:style-name="ro1">
          <table:table-cell table:style-name="Default" table:number-columns-spanned="3" table:number-rows-spanned="3"/>
          <table:covered-table-cell table:style-name="Default"/>
          <table:covered-table-cell/>
          <table:table-cell office:value-type="string" calcext:value-type="string" table:number-columns-spanned="4" table:number-rows-spanned="1">
            <text:p>nro_doc_menor CF que referencia a Menor</text:p>
          </table:table-cell>
          <table:covered-table-cell table:number-columns-repeated="11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 table:number-columns-spanned="4" table:number-rows-spanned="1">
            <text:p>nro_doc_visitante CF que referencia a Visitante</text:p>
          </table:table-cell>
          <table:covered-table-cell table:number-columns-repeated="11"/>
        </table:table-row>
        <table:table-row table:style-name="ro1">
          <table:covered-table-cell table:number-columns-repeated="2" table:style-name="Default"/>
          <table:covered-table-cell/>
          <table:table-cell table:number-columns-spanned="11" table:number-rows-spanned="1"/>
          <table:covered-table-cell table:number-columns-repeated="11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nro_casa</text:p>
          </table:table-cell>
          <table:table-cell table:number-columns-spanned="12" table:number-rows-spanned="2"/>
          <table:covered-table-cell table:number-columns-repeated="12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a_cargo</text:p>
          </table:table-cell>
          <table:table-cell office:value-type="string" calcext:value-type="string">
            <text:p>nro_casa</text:p>
          </table:table-cell>
          <table:table-cell table:style-name="ce2" office:value-type="string" calcext:value-type="string">
            <text:p>nro_document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hora_inicio</text:p>
          </table:table-cell>
          <table:table-cell table:style-name="ce3" office:value-type="string" calcext:value-type="string">
            <text:p>hora_fin</text:p>
          </table:table-cell>
          <table:table-cell table:number-columns-spanned="8" table:number-rows-spanned="3"/>
          <table:covered-table-cell table:number-columns-repeated="8"/>
        </table:table-row>
        <table:table-row table:style-name="ro1">
          <table:table-cell table:style-name="Default" table:number-columns-spanned="3" table:number-rows-spanned="3"/>
          <table:covered-table-cell table:style-name="Default"/>
          <table:covered-table-cell/>
          <table:table-cell office:value-type="string" calcext:value-type="string" table:number-columns-spanned="3" table:number-rows-spanned="1">
            <text:p>nro_casa CF que referencia a Casa</text:p>
          </table:table-cell>
          <table:covered-table-cell table:number-columns-repeated="11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 table:number-columns-spanned="3" table:number-rows-spanned="1">
            <text:p>nro_documento CF que referencia a Personal</text:p>
          </table:table-cell>
          <table:covered-table-cell table:number-columns-repeated="11"/>
        </table:table-row>
        <table:table-row table:style-name="ro1">
          <table:covered-table-cell table:number-columns-repeated="2" table:style-name="Default"/>
          <table:covered-table-cell/>
          <table:table-cell table:number-columns-repeated="3"/>
          <table:table-cell table:number-columns-spanned="8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H_Clinica</text:p>
          </table:table-cell>
          <table:table-cell office:value-type="string" calcext:value-type="string">
            <text:p>nro_historiaClinica</text:p>
          </table:table-cell>
          <table:table-cell table:number-columns-spanned="1" table:number-rows-spanned="2"/>
          <table:table-cell table:number-columns-spanned="11" table:number-rows-spanned="4"/>
          <table:covered-table-cell table:number-columns-repeated="11"/>
        </table:table-row>
        <table:table-row table:style-name="ro1">
          <table:table-cell table:style-name="Default" table:number-columns-repeated="2"/>
          <table:covered-table-cell table:number-columns-repeated="13"/>
        </table:table-row>
        <table:table-row table:style-name="ro1">
          <table:table-cell office:value-type="string" calcext:value-type="string">
            <text:p>MAntecedentes</text:p>
          </table:table-cell>
          <table:table-cell office:value-type="string" calcext:value-type="string">
            <text:p>nro_historiaClinica</text:p>
          </table:table-cell>
          <table:table-cell table:style-name="ce5" office:value-type="string" calcext:value-type="string">
            <text:p>antecedente</text:p>
          </table:table-cell>
          <table:covered-table-cell table:number-columns-repeated="12"/>
        </table:table-row>
        <table:table-row table:style-name="ro1">
          <table:table-cell table:style-name="Default" table:number-columns-repeated="2"/>
          <table:table-cell/>
          <table:covered-table-cell table:number-columns-repeated="12"/>
        </table:table-row>
        <table:table-row table:style-name="ro1">
          <table:table-cell office:value-type="string" calcext:value-type="string">
            <text:p>registra</text:p>
          </table:table-cell>
          <table:table-cell office:value-type="string" calcext:value-type="string">
            <text:p>nro_historiaClinica</text:p>
          </table:table-cell>
          <table:table-cell table:style-name="ce2" office:value-type="string" calcext:value-type="string">
            <text:p>nombre_antecedente</text:p>
          </table:table-cell>
          <table:table-cell table:number-columns-spanned="11" table:number-rows-spanned="2"/>
          <table:covered-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 table:number-columns-spanned="2" table:number-rows-spanned="1">
            <text:p>nro_historiaClinica CF que referencia a H_Clinica</text:p>
          </table:table-cell>
          <table:covered-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ombre_antecedente CF que referencia a Antecedente</text:p>
          </table:table-cell>
          <table:covered-table-cell table:number-columns-repeated="2"/>
          <table:table-cell table:number-columns-spanned="10" table:number-rows-spanned="1"/>
          <table:covered-table-cell table:number-columns-repeated="10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Episodio_Salud</text:p>
          </table:table-cell>
          <table:table-cell office:value-type="string" calcext:value-type="string">
            <text:p>nro_episodi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_episodio</text:p>
          </table:table-cell>
          <table:table-cell table:style-name="ce3" office:value-type="string" calcext:value-type="string">
            <text:p>nro_historiaClinica</text:p>
          </table:table-cell>
          <table:table-cell table:number-columns-spanned="9" table:number-rows-spanned="2"/>
          <table:covered-table-cell table:number-columns-repeated="9"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nro_historiaClinica CF que referencia a H_Clinica</text:p>
          </table:table-cell>
          <table:covered-table-cell table:number-columns-repeated="12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nro_medicamento</text:p>
          </table:table-cell>
          <table:table-cell table:style-name="ce3" office:value-type="string" calcext:value-type="string">
            <text:p>nombre_medicamento</text:p>
          </table:table-cell>
          <table:table-cell table:number-columns-spanned="11" table:number-rows-spanned="2"/>
          <table:covered-table-cell table:number-columns-repeated="11"/>
        </table:table-row>
        <table:table-row table:style-name="ro1">
          <table:table-cell table:style-name="Default" table:number-columns-spanned="3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Receta</text:p>
          </table:table-cell>
          <table:table-cell office:value-type="string" calcext:value-type="string">
            <text:p>nro_medicamento</text:p>
          </table:table-cell>
          <table:table-cell table:style-name="ce2" office:value-type="string" calcext:value-type="string">
            <text:p>nro_episodio</text:p>
          </table:table-cell>
          <table:table-cell table:style-name="ce3" office:value-type="string" calcext:value-type="string">
            <text:p>dosis</text:p>
          </table:table-cell>
          <table:table-cell table:number-columns-spanned="10" table:number-rows-spanned="4"/>
          <table:covered-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ro_medicamento CF que referencia a Medicamento</text:p>
          </table:table-cell>
          <table:covered-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ro_episodio CF que referencia a Episodio_Salud</text:p>
          </table:table-cell>
          <table:covered-table-cell table:number-columns-repeated="13"/>
        </table:table-row>
        <table:table-row table:style-name="ro1">
          <table:table-cell table:style-name="Default" table:number-columns-spanned="4" table:number-rows-spanned="1"/>
          <table:covered-table-cell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Legajo</text:p>
          </table:table-cell>
          <table:table-cell office:value-type="string" calcext:value-type="string">
            <text:p>nro_legajo</text:p>
          </table:table-cell>
          <table:table-cell table:style-name="ce4" office:value-type="string" calcext:value-type="string">
            <text:p>visita_familiar</text:p>
          </table:table-cell>
          <table:table-cell table:style-name="ce3" office:value-type="string" calcext:value-type="string">
            <text:p>foto_dni</text:p>
          </table:table-cell>
          <table:table-cell table:style-name="ce3" office:value-type="string" calcext:value-type="string">
            <text:p>partida_nacimiento</text:p>
          </table:table-cell>
          <table:table-cell table:style-name="ce3" office:value-type="string" calcext:value-type="string">
            <text:p>informesOtrosHogares</text:p>
          </table:table-cell>
          <table:table-cell table:number-columns-spanned="8" table:number-rows-spanned="1"/>
          <table:covered-table-cell table:number-columns-repeated="8"/>
        </table:table-row>
        <table:table-row table:style-name="ro1">
          <table:table-cell table:style-name="Default" table:number-columns-spanned="14" table:number-rows-spanned="2"/>
          <table:covered-table-cell table:style-name="Default"/>
          <table:covered-table-cell table:number-columns-repeated="13"/>
        </table:table-row>
        <table:table-row table:style-name="ro1">
          <table:covered-table-cell table:number-columns-repeated="2" table:style-name="Default"/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0:09:47.322470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2:55:01.529859630</meta:creation-date>
    <dc:date>2017-06-02T01:36:52.071073474</dc:date>
    <meta:editing-duration>PT1H23M14S</meta:editing-duration>
    <meta:editing-cycles>5</meta:editing-cycles>
    <meta:generator>LibreOffice/5.1.6.2$Linux_X86_64 LibreOffice_project/10m0$Build-2</meta:generator>
    <meta:document-statistic meta:table-count="1" meta:cell-count="84" meta:object-count="0"/>
  </office:meta>
</office:document-meta>
</file>